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0453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1.0984in"/>
    </style:style>
    <style:style style:name="co5" style:family="table-column">
      <style:table-column-properties fo:break-before="auto" style:column-width="1.8362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1.1909in"/>
    </style:style>
    <style:style style:name="co9" style:family="table-column">
      <style:table-column-properties fo:break-before="auto" style:column-width="1.9953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7291in"/>
    </style:style>
    <style:style style:name="co12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color="#ffffff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1.439in" loext:decorative="false"/>
      <style:paragraph-properties style:writing-mode="lr-tb"/>
    </style:style>
    <style:style style:name="gr3" style:family="graphic" style:parent-style-name="Note">
      <style:graphic-properties fo:min-height="0.9492in" loext:decorative="false"/>
      <style:paragraph-properties style:writing-mode="lr-tb"/>
    </style:style>
    <style:style style:name="gr4" style:family="graphic" style:parent-style-name="Note">
      <style:graphic-properties fo:min-height="1.0898in" loext:decorative="false"/>
      <style:paragraph-properties style:writing-mode="lr-tb"/>
    </style:style>
    <style:style style:name="gr5" style:family="graphic" style:parent-style-name="Note">
      <style:graphic-properties fo:min-height="1.0587in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APER’S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Links</text:p>
          </table:table-cell>
          <table:table-cell table:style-name="ce1" office:value-type="string" calcext:value-type="string">
            <text:p>Revisão</text:p>
          </table:table-cell>
          <table:table-cell/>
          <table:table-cell table:style-name="ce11" office:value-type="string" calcext:value-type="string" table:number-columns-spanned="1" table:number-rows-spanned="2">
            <text:p>PAPER’S</text:p>
          </table:table-cell>
          <table:table-cell table:style-name="ce1" office:value-type="string" calcext:value-type="string">
            <text:p>Objetivo</text:p>
          </table:table-cell>
          <table:table-cell table:style-name="ce11" office:value-type="string" calcext:value-type="string" table:number-columns-spanned="4" table:number-rows-spanned="1">
            <text:p>Tipo de Sensor</text:p>
          </table:table-cell>
          <table:covered-table-cell table:number-columns-repeated="3" table:style-name="ce1"/>
          <table:table-cell table:style-name="ce11" office:value-type="string" calcext:value-type="string" table:number-columns-spanned="2" table:number-rows-spanned="1">
            <text:p>Fonte do campo elétrico</text:p>
          </table:table-cell>
          <table:covered-table-cell table:style-name="ce1"/>
          <table:table-cell table:style-name="ce1" office:value-type="string" calcext:value-type="string">
            <text:p>UAV</text:p>
          </table:table-cell>
          <table:table-cell table:style-name="ce1" office:value-type="string" calcext:value-type="string">
            <text:p>Comentários</text:p>
          </table:table-cell>
          <table:table-cell table:style-name="ce1" office:value-type="string" calcext:value-type="string">
            <text:p>Conclusõ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alysis of Electromagnetic Field Characteristics of Wave Glider, applsci-14-04800-v3, 2024</text:p>
          </table:table-cell>
          <table:table-cell table:style-name="ce1" office:value-type="string" calcext:value-type="string">
            <text:p><text:a xlink:href="../Analysis%20of%20Electromagnetic%20Field%20Characteristics%20of%20Wave%20Glider,%20applsci-14-04800-v3,%202024.pdf" xlink:type="simple">link</text:a></text:p>
          </table:table-cell>
          <table:table-cell table:style-name="ce1"/>
          <table:table-cell/>
          <table:covered-table-cell table:style-name="ce1"/>
          <table:table-cell table:style-name="ce1"/>
          <table:table-cell table:style-name="ce1" office:value-type="string" calcext:value-type="string">
            <text:p>Composição</text:p>
          </table:table-cell>
          <table:table-cell table:style-name="ce1" office:value-type="string" calcext:value-type="string">
            <text:p>Dimensões</text:p>
          </table:table-cell>
          <table:table-cell table:style-name="ce1" office:value-type="string" calcext:value-type="string">
            <text:p>Pré-amplificador</text:p>
          </table:table-cell>
          <table:table-cell table:style-name="ce1" office:value-type="string" calcext:value-type="string">
            <text:p>Resolu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gnitude</text:p>
          </table:table-cell>
          <table:table-cell table:style-name="ce1" table:number-columns-repeated="3"/>
        </table:table-row>
        <table:table-row table:style-name="ro1">
          <table:table-cell/>
          <table:table-cell table:formula="of:=[.B5]+1" office:value-type="float" office:value="2" calcext:value-type="float">
            <text:p>2</text:p>
          </table:table-cell>
          <table:table-cell table:style-name="ce1" office:value-type="string" calcext:value-type="string">
            <text:p>Assessment of Electromagnetic Field Emissions from Subsea Cables – Dhanak-et-al-2016-METS</text:p>
          </table:table-cell>
          <table:table-cell table:style-name="ce1" office:value-type="string" calcext:value-type="string">
            <text:p><text:a xlink:href="../Assessment%20of%20Electromagnetic%20Field%20Emissions%20from%20Subsea%20Cables%20-%20Dhanak-et-al-2016-METS.pdf" xlink:type="simple">link</text:a></text:p>
          </table:table-cell>
          <table:table-cell table:style-name="ce4"/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g/AgCl</text:p>
          </table:table-cell>
          <table:table-cell table:style-name="ce1" table:number-columns-repeated="8"/>
        </table:table-row>
        <table:table-row table:style-name="ro1">
          <table:table-cell/>
          <table:table-cell table:formula="of:=[.B6]+1" office:value-type="float" office:value="3" calcext:value-type="float">
            <text:p>3</text:p>
          </table:table-cell>
          <table:table-cell table:style-name="ce1" office:value-type="string" calcext:value-type="string">
            <text:p>Choice of Electrode Material for Detecting Low Frequency Electric Field in Sea Water, 2011</text:p>
          </table:table-cell>
          <table:table-cell table:style-name="ce1" office:value-type="string" calcext:value-type="string">
            <text:p><text:a xlink:href="../Choice%20of%20Electrode%20Material%20for%20Detecting%20Low%20Frequency%20Electric%20Field%20in%20Sea%20Water,%202011.pdf" xlink:type="simple">link</text:a></text:p>
          </table:table-cell>
          <table:table-cell table:style-name="ce1"/>
          <table:table-cell/>
          <table:table-cell table:style-name="ce1" table:formula="of:=[.G6]+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Ag/AgCl</text:p>
          </table:table-cell>
          <table:table-cell table:style-name="ce1"/>
          <table:table-cell table:style-name="ce4">
            <office:annotation draw:style-name="gr1" svg:width="1.1413in" svg:height="0.7083in" svg:x="17.989in" svg:y="0.476in" draw:caption-point-x="-0.2402in" draw:caption-point-y="0.5945in">
              <dc:creator>Unknown Author</dc:creator>
              <dc:date>2025-03-24T00:00:00</dc:date>
              <text:p>Low noise amp + <text:s/>1000 gain</text:p>
              <text:p/>
            </office:annotation>
          </table:table-cell>
          <table:table-cell table:style-name="ce1"/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---------</text:p>
          </table:table-cell>
          <table:table-cell table:style-name="ce1" office:value-type="string" calcext:value-type="string">
            <text:p>BlueFin UAV</text:p>
          </table:table-cell>
          <table:table-cell table:style-name="ce1" table:number-columns-repeated="2"/>
        </table:table-row>
        <table:table-row table:style-name="ro1">
          <table:table-cell/>
          <table:table-cell table:formula="of:=[.B7]+1" office:value-type="float" office:value="4" calcext:value-type="float">
            <text:p>4</text:p>
          </table:table-cell>
          <table:table-cell table:style-name="ce1" office:value-type="string" calcext:value-type="string">
            <text:p>Development and evaluation of an ultralow-noise sensor system for marine EF measurements, 2014</text:p>
          </table:table-cell>
          <table:table-cell table:style-name="ce1" office:value-type="string" calcext:value-type="string">
            <text:p><text:a xlink:href="../Development%20and%20evaluation%20of%20an%20ultralow-noise%20sensor%20system%20for%20marine%20EF%20measurements,%202014.pdf" xlink:type="simple">link</text:a></text:p>
          </table:table-cell>
          <table:table-cell table:style-name="ce1"/>
          <table:table-cell/>
          <table:table-cell table:style-name="ce1" table:formula="of:=[.G7]+1" office:value-type="float" office:value="3" calcext:value-type="float">
            <text:p>3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8]+1" office:value-type="float" office:value="5" calcext:value-type="float">
            <text:p>5</text:p>
          </table:table-cell>
          <table:table-cell table:style-name="ce1" office:value-type="string" calcext:value-type="string">
            <text:p>Fabrication of Ag-AgCl electrode for detection of electric field, 2019</text:p>
          </table:table-cell>
          <table:table-cell table:style-name="ce1" office:value-type="string" calcext:value-type="string">
            <text:p><text:a xlink:href="../Fabrication%20of%20Ag-AgCl%20electrode%20for%20detection%20of%20electric%20field,%202019.pdf" xlink:type="simple">link</text:a></text:p>
          </table:table-cell>
          <table:table-cell table:style-name="ce1"/>
          <table:table-cell/>
          <table:table-cell table:style-name="ce1" table:formula="of:=[.G8]+1" office:value-type="float" office:value="4" calcext:value-type="float">
            <text:p>4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9]+1" office:value-type="float" office:value="6" calcext:value-type="float">
            <text:p>6</text:p>
          </table:table-cell>
          <table:table-cell table:style-name="ce1" office:value-type="string" calcext:value-type="string">
            <text:p>Active Electric Anomaly Detection Method for Underwater Targets Based on the Orthonormal Basis Function</text:p>
          </table:table-cell>
          <table:table-cell table:style-name="ce1" office:value-type="string" calcext:value-type="string">
            <text:p><text:a xlink:href="../jmse-10-00407.pdf" xlink:type="simple">link</text:a></text:p>
          </table:table-cell>
          <table:table-cell table:style-name="ce1"/>
          <table:table-cell/>
          <table:table-cell table:style-name="ce1" table:formula="of:=[.G9]+1" office:value-type="float" office:value="5" calcext:value-type="float">
            <text:p>5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0]+1" office:value-type="float" office:value="7" calcext:value-type="float">
            <text:p>7</text:p>
          </table:table-cell>
          <table:table-cell table:style-name="ce1" office:value-type="string" calcext:value-type="string">
            <text:p>Low NoiseAg_AgCl Electric Field Sensor System for Marine CSEM andMT-Applications</text:p>
          </table:table-cell>
          <table:table-cell table:style-name="ce1" office:value-type="string" calcext:value-type="string">
            <text:p><text:a xlink:href="../Low%20NoiseAg_AgCl%20Electric%20Field%20Sensor%20System%20for%20Marine%20CSEM%20andMT-Applications.pdf" xlink:type="simple">link</text:a></text:p>
          </table:table-cell>
          <table:table-cell table:style-name="ce1"/>
          <table:table-cell/>
          <table:table-cell table:style-name="ce1" table:formula="of:=[.G10]+1" office:value-type="float" office:value="6" calcext:value-type="float">
            <text:p>6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1]+1" office:value-type="float" office:value="8" calcext:value-type="float">
            <text:p>8</text:p>
          </table:table-cell>
          <table:table-cell table:style-name="ce1" office:value-type="string" calcext:value-type="string">
            <text:p>Positioning Electric Field Sensors in the Marine Environment Using Passage Data</text:p>
          </table:table-cell>
          <table:table-cell table:style-name="ce1" office:value-type="string" calcext:value-type="string">
            <text:p><text:a xlink:href="../Positioning%20Electric%20Field%20Sensors%20in%20the%20Marine%20Environment%20Using%20Passage%20Data.pdf" xlink:type="simple">link</text:a></text:p>
          </table:table-cell>
          <table:table-cell table:style-name="ce1"/>
          <table:table-cell/>
          <table:table-cell table:style-name="ce1" table:formula="of:=[.G11]+1" office:value-type="float" office:value="7" calcext:value-type="float">
            <text:p>7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2]+1" office:value-type="float" office:value="9" calcext:value-type="float">
            <text:p>9</text:p>
          </table:table-cell>
          <table:table-cell table:style-name="ce1" office:value-type="string" calcext:value-type="string">
            <text:p>Real-time localization for underwater equipment using an extremely low frequency electric field</text:p>
          </table:table-cell>
          <table:table-cell table:style-name="ce1" office:value-type="string" calcext:value-type="string">
            <text:p><text:a xlink:href="../Real-time%20localization%20for%20underwater%20equipment%20using%20an%20extremely%20low%20frequency%20electric%20field.pdf" xlink:type="simple">link</text:a></text:p>
          </table:table-cell>
          <table:table-cell table:style-name="ce1"/>
          <table:table-cell/>
          <table:table-cell table:style-name="ce1" table:formula="of:=[.G12]+1" office:value-type="float" office:value="8" calcext:value-type="float">
            <text:p>8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3]+1" office:value-type="float" office:value="10" calcext:value-type="float">
            <text:p>10</text:p>
          </table:table-cell>
          <table:table-cell table:style-name="ce1" office:value-type="string" calcext:value-type="string">
            <text:p>TechRep - Configurable UUV Electric and Magnetic Field ,University of Idaho, <text:s/>2020</text:p>
          </table:table-cell>
          <table:table-cell table:style-name="ce1" office:value-type="string" calcext:value-type="string">
            <text:p><text:a xlink:href="../TechRep%20-%20Configurable%20UUV%20Electric%20and%20Magnetic%20Field%20,University%20of%20Idaho,%20%202020.pdf" xlink:type="simple">link</text:a></text:p>
          </table:table-cell>
          <table:table-cell table:style-name="ce1"/>
          <table:table-cell/>
          <table:table-cell table:style-name="ce1" table:formula="of:=[.G13]+1" office:value-type="float" office:value="9" calcext:value-type="float">
            <text:p>9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4]+1" office:value-type="float" office:value="11" calcext:value-type="float">
            <text:p>11</text:p>
          </table:table-cell>
          <table:table-cell table:style-name="ce1" office:value-type="string" calcext:value-type="string">
            <text:p>TechRep - Geomagnetic induced currents in long subsea power cables, 2022</text:p>
          </table:table-cell>
          <table:table-cell table:style-name="ce1" office:value-type="string" calcext:value-type="string">
            <text:p><text:a xlink:href="../TechRep%20-%20Geomagnetic%20induced%20currents%20in%20long%20subsea%20power%20cables,%202022.pdf" xlink:type="simple">link</text:a></text:p>
          </table:table-cell>
          <table:table-cell table:style-name="ce1"/>
          <table:table-cell/>
          <table:table-cell table:style-name="ce1" table:formula="of:=[.G14]+1" office:value-type="float" office:value="10" calcext:value-type="float">
            <text:p>10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5]+1" office:value-type="float" office:value="12" calcext:value-type="float">
            <text:p>12</text:p>
          </table:table-cell>
          <table:table-cell table:style-name="ce1" office:value-type="string" calcext:value-type="string">
            <text:p>Underwater electric field measurement and analysis</text:p>
          </table:table-cell>
          <table:table-cell table:style-name="ce3" office:value-type="string" calcext:value-type="string">
            <text:p><text:a xlink:href="../Underwater%20electric%20field%20measurement%20and%20analysis.pdf#electricfields/Underwater%25252520electric%25252520field%25252520measurement%25252520and%25252520analysis.pdf" xlink:type="simple">link</text:a></text:p>
          </table:table-cell>
          <table:table-cell table:style-name="ce5"/>
          <table:table-cell/>
          <table:table-cell table:style-name="ce1" table:formula="of:=[.G15]+1" office:value-type="float" office:value="11" calcext:value-type="float">
            <text:p>11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6]+1" office:value-type="float" office:value="13" calcext:value-type="float">
            <text:p>13</text:p>
          </table:table-cell>
          <table:table-cell table:style-name="ce1" table:number-columns-repeated="3"/>
          <table:table-cell/>
          <table:table-cell table:style-name="ce1" table:formula="of:=[.G16]+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office:annotation draw:style-name="gr2" svg:width="4.2354in" svg:height="1.5177in" svg:x="14.7835in" svg:y="4.5945in" draw:caption-point-x="0.8917in" draw:caption-point-y="-1.7461in">
              <dc:creator>Unknown Author</dc:creator>
              <dc:date>2025-03-24T00:00:00</dc:date>
              <text:p>The sensors were made from</text:p>
              <text:p>a urethane elastomer compound which was poured into a 7.62</text:p>
              <text:p>cm spherical mold. Each sensor contained six Ag/AgCl</text:p>
              <text:p>electrodes (three pairs) and a preamplifier for each pair. The</text:p>
              <text:p>preamplifier used was a low noise Texas Instruments INA 129</text:p>
              <text:p>with a gain of 250. <text:line-break/><text:line-break/></text:p>
            </office:annotation>
            <text:p>Ag/AgCl</text:p>
          </table:table-cell>
          <table:table-cell table:style-name="ce1" office:value-type="string" calcext:value-type="string">
            <office:annotation draw:style-name="gr3" svg:width="3.8949in" svg:height="1.028in" svg:x="16.7039in" svg:y="3.7717in" draw:caption-point-x="-0.1461in" draw:caption-point-y="-0.9232in">
              <dc:creator>Unknown Author</dc:creator>
              <dc:date>2025-03-24T00:00:00</dc:date>
              <text:p>The newer 7.62 cm</text:p>
              <text:p>diameter probe used larger 12mm diameter electrodes with a</text:p>
              <text:p>1 mm thickness. Digitization happened at a rate of 16.7 kHz</text:p>
              <text:p>with a 16-bit resolution over a ±1.25 V range </text:p>
            </office:annotation>
            <text:p>D = 7.62cm</text:p>
          </table:table-cell>
          <table:table-cell table:style-name="ce4">
            <office:annotation draw:style-name="gr4" svg:width="1.4in" svg:height="1.1685in" svg:x="17.989in" svg:y="4.3134in" draw:caption-point-x="-0.2402in" draw:caption-point-y="-1.465in">
              <dc:creator>Unknown Author</dc:creator>
              <dc:date>2025-03-24T00:00:00</dc:date>
              <text:p>INA 129 + ganho de 250.<text:line-break/>Um amp por par</text:p>
            </office:annotation>
          </table:table-cell>
          <table:table-cell table:style-name="ce1" office:value-type="string" calcext:value-type="string">
            <text:p><text:span text:style-name="T1">16-bit over a  </text:span>±1.25 V range 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office:annotation draw:style-name="gr5" svg:width="3.9571in" svg:height="1.1374in" svg:x="22.2319in" svg:y="3.7717in" draw:caption-point-x="0.2732in" draw:caption-point-y="-0.9232in">
              <dc:creator>Unknown Author</dc:creator>
              <dc:date>2025-03-24T00:00:00</dc:date>
              <text:p>A 7.6m long fiberglass source boat was outfitted with</text:p>
              <text:p>equipment to induce electric field signals in the water. This</text:p>
              <text:p>source used a 30 amp dc current to create a voltage potential</text:p>
              <text:p>across two electrodes attached to the bottom side of the hull,</text:p>
              <text:p>one at the stern-end and one at the bow-end</text:p>
            </office:annotation>
            <text:p>30 Amp (DC)</text:p>
          </table:table-cell>
          <table:table-cell table:style-name="ce1" office:value-type="string" calcext:value-type="string">
            <text:p>University of Idaho UAV</text:p>
          </table:table-cell>
          <table:table-cell table:style-name="ce1"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 table:formula="of:=[.G17]+1" office:value-type="float" office:value="13" calcext:value-type="float">
            <text:p>13</text:p>
          </table:table-cell>
          <table:table-cell table:style-name="ce1" table:number-columns-repeated="10"/>
        </table:table-row>
        <table:table-row table:style-name="ro1" table:number-rows-repeated="6">
          <table:table-cell/>
          <table:table-cell table:style-name="Default"/>
          <table:table-cell table:number-columns-repeated="15"/>
        </table:table-row>
        <table:table-row table:style-name="ro1" table:number-rows-repeated="13">
          <table:table-cell/>
          <table:table-cell table:style-name="ce2"/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9:39:38.6982085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7:29:27.046891574</meta:creation-date>
    <dc:date>2025-03-24T19:40:00.101454433</dc:date>
    <meta:editing-duration>PT19M58S</meta:editing-duration>
    <meta:editing-cycles>4</meta:editing-cycles>
    <meta:generator>LibreOffice/24.2.7.2$Linux_X86_64 LibreOffice_project/420$Build-2</meta:generator>
    <meta:document-statistic meta:table-count="1" meta:cell-count="78" meta:object-count="0"/>
  </office:meta>
</office:document-meta>
</file>